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6</text:p>
      <text:p text:style-name="P5">Date (derived from Gregorian calendar)<text:tab/>September 11, 1896</text:p>
      <text:p text:style-name="P5">Month<text:tab/><text:tab/><text:tab/><text:tab/><text:tab/><text:tab/>Sept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Sept 11<text:span text:style-name="T2">th</text:span><text:span text:style-name="T3">, 5656/</text:span></text:p>
      <text:p text:style-name="P2"><text:span text:style-name="T3">Dear Dr Morais!/</text:span></text:p>
      <text:p text:style-name="P2"><text:span text:style-name="T3"><text:tab/>I take this occasion to/ express to you, though somewhat belated,/ my most sincere wishes for a year of/ peace, health and well-being. <text:s/>I need not/ assure you of the profound regret with/ which I heard that your health was not as/ good as it ought to be for I am sure that/ you believe that to be my sentiment./</text:span></text:p>
      <text:p text:style-name="P2"><text:span text:style-name="T3">I trust and hope and I have also fervently/ prayed that the Almighty, to whom we/ look in every time of trial, will, in His/ mercy and loving kindness, speedily restore/ you to the full enjoyment of your wonted/ health and strength. <text:s/>It had been my in-/-tention to visit you in your house but, up/ to the present, the engagements which the/</text:span></text:p>
      <text:p text:style-name="P2"><text:span text:style-name="T3"/></text:p>
      <text:p text:style-name="P2"><text:span text:style-name="T3">[Page 2]</text:span></text:p>
      <text:p text:style-name="P2"><text:span text:style-name="T3">present season of increased religious activity/ brings, did not permit. <text:s/>It is, however, still my/ intention </text:span><text:soft-page-break/><text:span text:style-name="T3">to do so at the earliest opportunity./ <text:s/>As you are aware the schedule for the winter/ term has now been made out. <text:s/>I endeavored/ to seeme[sic!] as strict an adherence to the curricu-/-lum as possible. <text:s/>Next Sunday morning the/ Advisory Board will meet for the purpose/ of selecting an instructor in the Rabbinical/ branches. <text:s/>There are three candidates, Rev./ I. Friedman, Rev. Dr. D. Jacobson and Rev./ Dr. Maisner. <text:s/>According to present in-/-dications the first named has the best/ prospects. <text:s/>His Talmudic knowledge is extens-/-ive, his English fair and his religious/ character is said to be unimpeachable,/ while, not being an officiating minister, his time/ is at his own disposal. <text:s/>Of course we all re-/-gret exceedingly the necessity of your absence./ <text:s/>Trusting that we shall soon have the pleasure/ of seeing you resume the pursuit of your vacation with all your/ accustomed energy, I remain, with best regards to/ yourself and family/ very sincerely yours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58:48.63</meta:creation-date>
    <dc:date>2012-01-05T15:11:35.69</dc:date>
    <dc:creator>Penn Libraries</dc:creator>
    <meta:editing-duration>PT00H12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473" meta:character-count="3078"/>
  </office:meta>
</office:document-meta>
</file>